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BA59DB74ADCEF2B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6BA59DB74ADCEF2B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es dirigeants tentent d'arrêter Jésus</text:span></text:p>
            <text:p text:style-name="P3"><text:span text:style-name="T2">(Jean 7.25-53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14:17:42.015000000</dc:date>
    <meta:editing-duration>PT2H30M48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